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ervice">
      <style:graphic-properties fo:min-height="3.399cm" fo:min-width="2.796cm" style:writing-mode="lr-tb" loext:decorative="false"/>
      <style:paragraph-properties style:writing-mode="lr-tb"/>
    </style:style>
    <style:style style:name="gr2" style:family="graphic" style:parent-style-name="TitleBlack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6347" draw:textarea-horizontal-align="justify" draw:textarea-vertical-align="middle" draw:auto-grow-height="false" fo:min-height="0.25cm" fo:min-width="2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00bfff" draw:textarea-horizontal-align="justify" draw:textarea-vertical-align="middle" draw:auto-grow-height="false" fo:min-height="0.25cm" fo:min-width="2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75cm" loext:decorative="false"/>
      <style:paragraph-properties style:writing-mode="lr-tb"/>
    </style:style>
    <style:style style:name="gr8" style:family="graphic" style:parent-style-name="ArrowExt">
      <style:graphic-properties loext:decorative="false"/>
    </style:style>
    <style:style style:name="gr9" style:family="graphic" style:parent-style-name="ArrowExt">
      <style:graphic-properties draw:textarea-vertical-align="middle" loext:decorative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6347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00bfff"/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name="Liberation Sans Narrow" fo:font-size="11pt" fo:font-weight="normal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5cm" svg:height="3.649cm" svg:x="1.4cm" svg:y="1.3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cm" svg:x="1.6cm" svg:y="1.301cm">
          <text:p text:style-name="P2"><text:span text:style-name="T1">M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5" draw:layer="layout" svg:width="2.5cm" svg:height="2.5cm" svg:x="1.7cm" svg:y="2.25cm"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5cm" svg:height="0.5cm" svg:x="1.7cm" svg:y="2.25cm">
          <text:p text:style-name="P4"><text:span text:style-name="T2">Internal Ke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" draw:id="id6" draw:layer="layout" svg:width="0.5cm" svg:height="0.5cm" svg:x="3.7cm" svg:y="2.75cm">
          <text:p text:style-name="P4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0.5cm" svg:x="1.7cm" svg:y="3.25cm">
          <text:p text:style-name="P4"><text:span text:style-name="T2">External Key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1.25cm" svg:height="0.5cm" svg:x="2.95cm" svg:y="3.75cm">
          <text:p text:style-name="P4"><text:span text:style-name="T2">NM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1.25cm" svg:height="0.5cm" svg:x="2.95cm" svg:y="4.25cm">
          <text:p text:style-name="P4"><text:span text:style-name="T2">S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cm" svg:height="3.649cm" svg:x="1.4cm" svg:y="5.3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cm" svg:x="1.6cm" svg:y="5.302cm">
          <text:p text:style-name="P2"><text:span text:style-name="T1">N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5" draw:layer="layout" svg:width="2.5cm" svg:height="2.5cm" svg:x="1.7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5cm" svg:height="0.5cm" svg:x="1.7cm" svg:y="6.251cm">
          <text:p text:style-name="P4"><text:span text:style-name="T2">Internal Ke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0.5cm" svg:height="0.5cm" svg:x="3.7cm" svg:y="6.751cm">
          <text:p text:style-name="P4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0.5cm" svg:x="1.7cm" svg:y="7.251cm">
          <text:p text:style-name="P4"><text:span text:style-name="T2">External Key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5cm" svg:height="0.5cm" svg:x="2.95cm" svg:y="7.751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5cm" svg:height="0.5cm" svg:x="2.95cm" svg:y="8.251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cm" svg:height="3.649cm" svg:x="1.4cm" svg:y="9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cm" svg:x="1.6cm" svg:y="9.303cm">
          <text:p text:style-name="P2"><text:span text:style-name="T1">S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5" draw:layer="layout" svg:width="2.5cm" svg:height="2.5cm" svg:x="1.7cm" svg:y="10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5cm" svg:height="0.5cm" svg:x="1.7cm" svg:y="10.252cm">
          <text:p text:style-name="P4"><text:span text:style-name="T2">Internal Ke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0.5cm" svg:height="0.5cm" svg:x="3.7cm" svg:y="10.752cm">
          <text:p text:style-name="P4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0.5cm" svg:x="1.7cm" svg:y="11.252cm">
          <text:p text:style-name="P4"><text:span text:style-name="T2">External Key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1.25cm" svg:height="0.5cm" svg:x="2.95cm" svg:y="11.752cm">
          <text:p text:style-name="P4"><text:span text:style-name="T2">MM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5cm" svg:height="0.5cm" svg:x="2.95cm" svg:y="12.252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1.299cm" svg:x1="4.2cm" svg:y1="4cm" svg:x2="4.2cm" svg:y2="7.001cm" draw:start-shape="id1" draw:start-glue-point="1" draw:end-shape="id2" draw:end-glue-point="1" svg:d="M4200 4000h1800v3001h-1800" svg:viewBox="0 0 1801 3002">
          <text:p/>
        </draw:connector>
        <draw:connector draw:style-name="gr8" draw:text-style-name="P8" draw:layer="layout" draw:line-skew="1.549cm" svg:x1="4.2cm" svg:y1="4.5cm" svg:x2="4.2cm" svg:y2="11.002cm" draw:start-shape="id3" draw:start-glue-point="1" draw:end-shape="id4" draw:end-glue-point="1" svg:d="M4200 4500h2050v6502h-2050" svg:viewBox="0 0 2051 6503">
          <text:p/>
        </draw:connector>
        <draw:connector draw:style-name="gr9" draw:text-style-name="P8" draw:layer="layout" draw:line-skew="1.799cm" svg:x1="4.2cm" svg:y1="12.002cm" svg:x2="4.2cm" svg:y2="3cm" draw:start-shape="id5" draw:start-glue-point="1" draw:end-shape="id6" draw:end-glue-point="1" svg:d="M4200 12002h2300v-9002h-2300" svg:viewBox="0 0 2301 9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826 1131 754" svg:d="M566 826l-566 754 114-85 136-68 148-46 161-17 161 13 153 46 140 68 118 89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rviceClient" style:family="graphic" style:parent-style-name="objectwithoutfill">
      <style:graphic-properties draw:stroke-dash="Dash_20_Dot_20_4" svg:stroke-color="#000000" draw:opacity="50%" draw:textarea-horizontal-align="left" draw:textarea-vertical-align="middle" draw:auto-grow-height="false" fo:padding-left="0.127cm" fo:padding-right="0.127cm" draw:shadow="hidden" draw:shadow-offset-x="0.203cm" draw:shadow-offset-y="0.203cm" draw:shadow-opacity="50%"/>
      <style:paragraph-properties loext:tab-stop-distance="0cm">
        <style:tab-stops/>
      </style:paragraph-properties>
      <style:text-properties fo:color="#0000ff" loext:opacity="100%" fo:font-size="10pt"/>
    </style:style>
    <style:style style:name="ServiceClientsTitle" style:family="graphic" style:parent-style-name="Outlined_20_Green">
      <style:graphic-properties draw:stroke="none" draw:shadow-color="#000000"/>
      <style:text-properties fo:color="#000000" loext:opacity="100%" style:font-name="Tahoma" fo:font-family="Tahoma" style:font-style-name="Regular" style:font-family-generic="swiss" style:font-pitch="variable" fo:font-size="10pt" fo:font-weight="normal"/>
    </style:style>
    <style:style style:name="Service" style:family="graphic" style:parent-style-name="ServiceClient">
      <style:graphic-properties svg:stroke-color="#000000"/>
    </style:style>
    <style:style style:name="TitleBlack" style:family="graphic" style:parent-style-name="ServiceClientsTitle">
      <style:text-properties fo:color="#000000" loext:opacity="100%"/>
    </style:style>
    <style:style style:name="ServiceClientInvisible" style:family="graphic" style:parent-style-name="ServiceClient">
      <style:graphic-properties draw:stroke="none" svg:stroke-color="#ff0000" draw:textarea-horizontal-align="left" draw:textarea-vertical-align="middle"/>
      <style:paragraph-properties loext:tab-stop-distance="0cm">
        <style:tab-stops/>
      </style:paragraph-properties>
      <style:text-properties fo:color="#d3d3d3" loext:opacity="100%"/>
    </style:style>
    <style:style style:name="ServiceClientGWM" style:family="graphic" style:parent-style-name="ServiceClient">
      <style:graphic-properties svg:stroke-color="#ffa500" draw:marker-end="Concave_20_short"/>
      <style:text-properties fo:color="#ffa500" loext:opacity="100%"/>
    </style:style>
    <style:style style:name="ServiceClientSMTP" style:family="graphic" style:parent-style-name="ServiceClientGWM">
      <style:graphic-properties svg:stroke-color="#8b4513"/>
      <style:text-properties fo:color="#8b4513" loext:opacity="100%"/>
    </style:style>
    <style:style style:name="ServiceClientRCS" style:family="graphic" style:parent-style-name="ServiceClientSMTP">
      <style:graphic-properties svg:stroke-color="#9400d3"/>
      <style:text-properties fo:color="#9400d3" loext:opacity="100%"/>
    </style:style>
    <style:style style:name="ServiceClientMM" style:family="graphic" style:parent-style-name="ServiceClientGWM">
      <style:graphic-properties svg:stroke-color="#0000ff"/>
      <style:text-properties fo:color="#0000ff" loext:opacity="100%"/>
    </style:style>
    <style:style style:name="ServiceClientACM" style:family="graphic" style:parent-style-name="ServiceClientGWM">
      <style:graphic-properties svg:stroke-color="#ff0000"/>
      <style:text-properties fo:color="#ff0000" loext:opacity="100%"/>
    </style:style>
    <style:style style:name="ServiceClientNM" style:family="graphic" style:parent-style-name="ServiceClientMM">
      <style:graphic-properties svg:stroke-color="#008000"/>
      <style:text-properties fo:color="#008000" loext:opacity="100%"/>
    </style:style>
    <style:style style:name="ServiceClientSM" style:family="graphic" style:parent-style-name="ServiceClientACM">
      <style:graphic-properties svg:stroke-color="#000000"/>
      <style:text-properties fo:color="#000000" loext:opacity="100%"/>
    </style:style>
    <style:style style:name="ArrowExt" style:family="graphic" style:parent-style-name="objectwithoutfill">
      <style:graphic-properties draw:stroke-dash="Dash_20_Dot_20_4" svg:stroke-color="#00bfff" draw:marker-end="Arrowheads_20_3" draw:fill-gradient-name="Gradient_20_1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0T01:06:58.859000000</meta:creation-date>
    <dc:date>2024-10-10T04:11:24.847000000</dc:date>
    <meta:editing-duration>PT2H27M35S</meta:editing-duration>
    <meta:editing-cycles>66</meta:editing-cycles>
    <meta:generator>LibreOffice/24.8.0.3$Windows_X86_64 LibreOffice_project/0bdf1299c94fe897b119f97f3c613e9dca6be583</meta:generator>
    <meta:document-statistic meta:object-count="27"/>
  </office:meta>
</office:document-meta>
</file>